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5.627cm"/>
    </style:style>
    <style:style style:name="co4" style:family="table-column">
      <style:table-column-properties fo:break-before="auto" style:column-width="15.759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3.895cm" fo:break-before="auto" style:use-optimal-row-height="fals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1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Segoe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fo:wrap-option="no-wrap"/>
      <style:text-properties style:font-name="Liberation Sans" fo:font-size="11pt" style:font-size-asian="11pt" style:font-size-complex="11pt"/>
    </style:style>
    <style:style style:name="ce13" style:family="table-cell" style:parent-style-name="Default" style:data-style-name="N99">
      <style:text-properties style:font-name="Liberation Sans" fo:font-size="11pt" style:font-size-asian="11pt" style:font-size-complex="11pt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39" table:default-cell-style-name="ce1"/>
        <table:table-row table:style-name="ro1" table:number-rows-repeated="6">
          <table:table-cell table:number-columns-repeated="946"/>
        </table:table-row>
        <table:table-row table:style-name="ro2">
          <table:table-cell table:style-name="ce2" office:value-type="string" calcext:value-type="string">
            <text:p>BUCKET #</text:p>
          </table:table-cell>
          <table:table-cell table:style-name="ce2" office:value-type="string" calcext:value-type="string">
            <text:p>CHANNEL ID</text:p>
          </table:table-cell>
          <table:table-cell table:style-name="ce2" office:value-type="string" calcext:value-type="string">
            <text:p>MEMBER ID</text:p>
          </table:table-cell>
          <table:table-cell table:style-name="ce2" office:value-type="string" calcext:value-type="string">
            <text:p>CHANNEL HANDLE</text:p>
          </table:table-cell>
          <table:table-cell table:style-name="ce2" office:value-type="string" calcext:value-type="string">
            <text:p>VIDEOS[#]</text:p>
          </table:table-cell>
          <table:table-cell table:style-name="ce2" office:value-type="string" calcext:value-type="string">
            <text:p>VIDEO IDS</text:p>
          </table:table-cell>
          <table:table-cell table:style-name="ce2" office:value-type="string" calcext:value-type="string">
            <text:p>OWNER PREFS</text:p>
          </table:table-cell>
          <table:table-cell table:number-columns-repeated="424"/>
          <table:table-cell office:value-type="string" calcext:value-type="string">
            <text:p>coverPhotoUrl</text:p>
          </table:table-cell>
          <table:table-cell table:number-columns-repeated="232"/>
          <table:table-cell office:value-type="string" calcext:value-type="string">
            <text:p>avatarPhotoUrl</text:p>
          </table:table-cell>
          <table:table-cell table:number-columns-repeated="231"/>
          <table:table-cell office:value-type="string" calcext:value-type="string">
            <text:p>isPublic</text:p>
          </table:table-cell>
          <table:table-cell table:number-columns-repeated="2"/>
          <table:table-cell office:value-type="string" calcext:value-type="string">
            <text:p>isCensored</text:p>
          </table:table-cell>
          <table:table-cell table:number-columns-repeated="2"/>
          <table:table-cell office:value-type="string" calcext:value-type="string">
            <text:p>language</text:p>
          </table:table-cell>
          <table:table-cell table:number-columns-repeated="4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Open Sour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6, 111, 116, 121, 126, 131, 136, 144, 146, 151, 156, 161, 166</text:p>
          </table:table-cell>
          <table:table-cell office:value-type="string" calcext:value-type="string">
            <text:p>JS</text:p>
          </table:table-cell>
          <table:table-cell table:number-columns-repeated="345"/>
          <table:table-cell office:value-type="string" calcext:value-type="string">
            <text:p>https://eu-central-1.linodeobjects.com/joystream/opensourcecover.jpg</text:p>
          </table:table-cell>
          <table:table-cell table:number-columns-repeated="177"/>
          <table:table-cell office:value-type="string" calcext:value-type="string">
            <text:p>https://eu-central-1.linodeobjects.com/joystream/opensourceavatar.png</text:p>
          </table:table-cell>
          <table:table-cell table:number-columns-repeated="17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Space Explor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1, 176, 181, 186, 191, 196, 201, 206, 211, 216, 221, 226, 231, 236, 241, 246, 251</text:p>
          </table:table-cell>
          <table:table-cell office:value-type="string" calcext:value-type="string">
            <text:p>JS</text:p>
          </table:table-cell>
          <table:table-cell table:number-columns-repeated="189"/>
          <table:table-cell office:value-type="string" calcext:value-type="string">
            <text:p>https://eu-central-1.linodeobjects.com/joystream/exploringspacebackground.jpg</text:p>
          </table:table-cell>
          <table:table-cell table:number-columns-repeated="168"/>
          <table:table-cell office:value-type="string" calcext:value-type="string">
            <text:p>https://eu-central-1.linodeobjects.com/joystream/exploringspaceavatar.jpg</text:p>
          </table:table-cell>
          <table:table-cell table:number-columns-repeated="17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9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The Eurosyste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S</text:p>
          </table:table-cell>
          <table:table-cell table:number-columns-repeated="289"/>
          <table:table-cell office:value-type="string" calcext:value-type="string">
            <text:p>https://eu-central-1.linodeobjects.com/joystream/eurosystembackground.jpg</text:p>
          </table:table-cell>
          <table:table-cell table:number-columns-repeated="172"/>
          <table:table-cell office:value-type="string" calcext:value-type="string">
            <text:p>https://eu-central-1.linodeobjects.com/joystream/eurosystemavatar.jpg</text:p>
          </table:table-cell>
          <table:table-cell table:number-columns-repeated="17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8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American Histor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S</text:p>
          </table:table-cell>
          <table:table-cell table:number-columns-repeated="344"/>
          <table:table-cell office:value-type="string" calcext:value-type="string">
            <text:p>https://eu-central-1.linodeobjects.com/joystream/americanhistorybackground.jpg</text:p>
          </table:table-cell>
          <table:table-cell table:number-columns-repeated="167"/>
          <table:table-cell office:value-type="string" calcext:value-type="string">
            <text:p>https://eu-central-1.linodeobjects.com/joystream/americanhistoryavatar.jpg</text:p>
          </table:table-cell>
          <table:table-cell table:number-columns-repeated="171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Classic Documentaries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S</text:p>
          </table:table-cell>
          <table:table-cell table:number-columns-repeated="357"/>
          <table:table-cell office:value-type="string" calcext:value-type="string">
            <text:p>https://eu-central-1.linodeobjects.com/joystream/classicdocumentarybackground.jpg</text:p>
          </table:table-cell>
          <table:table-cell table:number-columns-repeated="164"/>
          <table:table-cell office:value-type="string" calcext:value-type="string">
            <text:p>https://eu-central-1.linodeobjects.com/joystream/classicdocumentaryavatar.png</text:p>
          </table:table-cell>
          <table:table-cell table:number-columns-repeated="168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Coronavirus Informatio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JS</text:p>
          </table:table-cell>
          <table:table-cell table:number-columns-repeated="334"/>
          <table:table-cell office:value-type="string" calcext:value-type="string">
            <text:p>https://eu-central-1.linodeobjects.com/joystream/coronavirusbackground.jpg</text:p>
          </table:table-cell>
          <table:table-cell table:number-columns-repeated="171"/>
          <table:table-cell office:value-type="string" calcext:value-type="string">
            <text:p>https://eu-central-1.linodeobjects.com/joystream/coronavirusavatar.png</text:p>
          </table:table-cell>
          <table:table-cell table:number-columns-repeated="175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4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Global Discussio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S</text:p>
          </table:table-cell>
          <table:table-cell table:number-columns-repeated="348"/>
          <table:table-cell office:value-type="string" calcext:value-type="string">
            <text:p>https://eu-central-1.linodeobjects.com/joystream/globaldiscussionbackground.jpg</text:p>
          </table:table-cell>
          <table:table-cell table:number-columns-repeated="166"/>
          <table:table-cell office:value-type="string" calcext:value-type="string">
            <text:p>https://eu-central-1.linodeobjects.com/joystream/globaldiscussionavatar.png</text:p>
          </table:table-cell>
          <table:table-cell table:number-columns-repeated="170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3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Our Univers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JS</text:p>
          </table:table-cell>
          <table:table-cell table:number-columns-repeated="317"/>
          <table:table-cell office:value-type="string" calcext:value-type="string">
            <text:p>https://eu-central-1.linodeobjects.com/joystream/ouruniversebackground.jpeg</text:p>
          </table:table-cell>
          <table:table-cell table:number-columns-repeated="170"/>
          <table:table-cell office:value-type="string" calcext:value-type="string">
            <text:p>https://eu-central-1.linodeobjects.com/joystream/ouruniverseavatar.jpg</text:p>
          </table:table-cell>
          <table:table-cell table:number-columns-repeated="175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5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Open Movi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S</text:p>
          </table:table-cell>
          <table:table-cell table:number-columns-repeated="333"/>
          <table:table-cell office:value-type="string" calcext:value-type="string">
            <text:p>https://eu-central-1.linodeobjects.com/joystream/openmoviebackground.png</text:p>
          </table:table-cell>
          <table:table-cell table:number-columns-repeated="173"/>
          <table:table-cell office:value-type="string" calcext:value-type="string">
            <text:p>https://eu-central-1.linodeobjects.com/joystream/openmovieavatar.jpeg</text:p>
          </table:table-cell>
          <table:table-cell table:number-columns-repeated="17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Animation Tutorial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S</text:p>
          </table:table-cell>
          <table:table-cell table:number-columns-repeated="339"/>
          <table:table-cell office:value-type="string" calcext:value-type="string">
            <text:p>https://eu-central-1.linodeobjects.com/joystream/animationbackground.png</text:p>
          </table:table-cell>
          <table:table-cell table:number-columns-repeated="173"/>
          <table:table-cell office:value-type="string" calcext:value-type="string">
            <text:p>https://eu-central-1.linodeobjects.com/joystream/animationavatar.jpg</text:p>
          </table:table-cell>
          <table:table-cell table:number-columns-repeated="177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President Obam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S</text:p>
          </table:table-cell>
          <table:table-cell table:number-columns-repeated="228"/>
          <table:table-cell office:value-type="string" calcext:value-type="string">
            <text:p>https://eu-central-1.linodeobjects.com/joystream/presidentbackground.jpg</text:p>
          </table:table-cell>
          <table:table-cell table:number-columns-repeated="173"/>
          <table:table-cell office:value-type="string" calcext:value-type="string">
            <text:p>https://eu-central-1.linodeobjects.com/joystream/presidentavatar.jpg</text:p>
          </table:table-cell>
          <table:table-cell table:number-columns-repeated="177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4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Classic Cartoon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S</text:p>
          </table:table-cell>
          <table:table-cell table:number-columns-repeated="336"/>
          <table:table-cell office:value-type="string" calcext:value-type="string">
            <text:p>https://eu-central-1.linodeobjects.com/joystream/classiccartoonbackground.png</text:p>
          </table:table-cell>
          <table:table-cell table:number-columns-repeated="168"/>
          <table:table-cell office:value-type="string" calcext:value-type="string">
            <text:p>https://eu-central-1.linodeobjects.com/joystream/classiccartoonavatar.jpg</text:p>
          </table:table-cell>
          <table:table-cell table:number-columns-repeated="17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he Bitcoin Channel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table:number-columns-repeated="258"/>
          <table:table-cell office:value-type="string" calcext:value-type="string">
            <text:p>https://eu-central-1.linodeobjects.com/joystream/bitcoinbackground.jpg</text:p>
          </table:table-cell>
          <table:table-cell table:number-columns-repeated="175"/>
          <table:table-cell office:value-type="string" calcext:value-type="string">
            <text:p>https://eu-central-1.linodeobjects.com/joystream/bitcoinavatar.png</text:p>
          </table:table-cell>
          <table:table-cell table:number-columns-repeated="179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Betazone Talks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office:value-type="string" calcext:value-type="string">
            <text:p>JS</text:p>
          </table:table-cell>
          <table:table-cell table:number-columns-repeated="268"/>
          <table:table-cell office:value-type="string" calcext:value-type="string">
            <text:p>https://eu-central-1.linodeobjects.com/joystream/betazoneavatar.jpg</text:p>
          </table:table-cell>
          <table:table-cell table:number-columns-repeated="178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7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Grand Canyon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S</text:p>
          </table:table-cell>
          <table:table-cell table:number-columns-repeated="277"/>
          <table:table-cell office:value-type="string" calcext:value-type="string">
            <text:p>https://eu-central-1.linodeobjects.com/joystream/grandcanyonbackground.jpg</text:p>
          </table:table-cell>
          <table:table-cell table:number-columns-repeated="171"/>
          <table:table-cell office:value-type="string" calcext:value-type="string">
            <text:p>https://eu-central-1.linodeobjects.com/joystream/grandcanyonavatar.jpg</text:p>
          </table:table-cell>
          <table:table-cell table:number-columns-repeated="175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9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Learn Cryptocurrenc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S</text:p>
          </table:table-cell>
          <table:table-cell table:number-columns-repeated="279"/>
          <table:table-cell office:value-type="string" calcext:value-type="string">
            <text:p>https://eu-central-1.linodeobjects.com/joystream/learncryptoavatar.png</text:p>
          </table:table-cell>
          <table:table-cell table:number-columns-repeated="175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6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National Anthems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JS</text:p>
          </table:table-cell>
          <table:table-cell table:number-columns-repeated="279"/>
          <table:table-cell office:value-type="string" calcext:value-type="string">
            <text:p>https://eu-central-1.linodeobjects.com/joystream/nationalanthemavatar.png</text:p>
          </table:table-cell>
          <table:table-cell table:number-columns-repeated="17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71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Wildlife and Natu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S</text:p>
          </table:table-cell>
          <table:table-cell table:number-columns-repeated="335"/>
          <table:table-cell office:value-type="string" calcext:value-type="string">
            <text:p>https://eu-central-1.linodeobjects.com/joystream/naturebackground.jpg</text:p>
          </table:table-cell>
          <table:table-cell table:number-columns-repeated="176"/>
          <table:table-cell office:value-type="string" calcext:value-type="string">
            <text:p>https://eu-central-1.linodeobjects.com/joystream/natureavatar.jpg</text:p>
          </table:table-cell>
          <table:table-cell table:number-columns-repeated="180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3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7" calcext:value-type="float">
            <text:p>1587</text:p>
          </table:table-cell>
          <table:table-cell office:value-type="float" office:value="670" calcext:value-type="float">
            <text:p>670</text:p>
          </table:table-cell>
          <table:table-cell table:style-name="ce3" office:value-type="string" calcext:value-type="string">
            <text:p>MA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8, 2301, 2848</text:p>
          </table:table-cell>
          <table:table-cell table:number-columns-repeated="414"/>
          <table:table-cell office:value-type="string" calcext:value-type="string">
            <text:p>https://i.ibb.co/Css8bvc/2021-02-28-005139.png</text:p>
          </table:table-cell>
          <table:table-cell table:number-columns-repeated="199"/>
          <table:table-cell office:value-type="string" calcext:value-type="string">
            <text:p>https://i.ibb.co/m0pQVMk/Avatar-channel.png</text:p>
          </table:table-cell>
          <table:table-cell table:number-columns-repeated="20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06"/>
        </table:table-row>
        <table:table-row table:style-name="ro3">
          <table:table-cell/>
          <table:table-cell office:value-type="float" office:value="1598" calcext:value-type="float">
            <text:p>1598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SCHISM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628,1622,1616,1610,1604</text:p>
          </table:table-cell>
          <table:table-cell office:value-type="string" calcext:value-type="string">
            <text:p>JS</text:p>
          </table:table-cell>
          <table:table-cell table:number-columns-repeated="393"/>
          <table:table-cell office:value-type="string" calcext:value-type="string">
            <text:p>https://eu-central-1.linodeobjects.com/joystream/schismcoverimproved.jpg</text:p>
          </table:table-cell>
          <table:table-cell table:number-columns-repeated="173"/>
          <table:table-cell office:value-type="string" calcext:value-type="string">
            <text:p>https://eu-central-1.linodeobjects.com/joystream/schismavatar_black.png</text:p>
          </table:table-cell>
          <table:table-cell table:number-columns-repeated="174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1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office:value-type="float" office:value="684" calcext:value-type="float">
            <text:p>684</text:p>
          </table:table-cell>
          <table:table-cell table:style-name="ce3" office:value-type="string" calcext:value-type="string">
            <text:p>Душа Спекулянта </text:p>
          </table:table-cell>
          <table:table-cell office:value-type="float" office:value="13" calcext:value-type="float">
            <text:p>13</text:p>
          </table:table-cell>
          <table:table-cell table:number-columns-repeated="408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https://i.ibb.co/L5CwC6y/photo-2020-08-23-22-57-52.jpg</text:p>
          </table:table-cell>
          <table:table-cell table:number-columns-repeated="191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87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office:value-type="float" office:value="1048" calcext:value-type="float">
            <text:p>1048</text:p>
          </table:table-cell>
          <table:table-cell table:style-name="ce3" office:value-type="string" calcext:value-type="string">
            <text:p>IgorSPB</text:p>
          </table:table-cell>
          <table:table-cell office:value-type="float" office:value="9" calcext:value-type="float">
            <text:p>9</text:p>
          </table:table-cell>
          <table:table-cell table:number-columns-repeated="406"/>
          <table:table-cell office:value-type="string" calcext:value-type="string">
            <text:p>https://sun9-50.userapi.com/impg/rtJoxR0QMKODyYX1Zl9Dvi_pUQvRiiREfAAAqQ/jFJd0ENK5TI.jpg?size=2560x1707&amp;quality=96&amp;sign=3830b0d8fa51165cf5b1e6e5453caf0b&amp;type=album</text:p>
          </table:table-cell>
          <table:table-cell table:number-columns-repeated="83"/>
          <table:table-cell office:value-type="string" calcext:value-type="string">
            <text:p>https://sun9-23.userapi.com/impg/c857232/v857232697/1a7fd3/b8dYtJC3Pz8.jpg?size=1152x1536&amp;quality=96&amp;sign=4dd90f6b2b5a4050936c98c8d432354c&amp;type=album</text:p>
          </table:table-cell>
          <table:table-cell table:number-columns-repeated="9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337"/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Hunter</text:p>
          </table:table-cell>
          <table:table-cell office:value-type="float" office:value="7" calcext:value-type="float">
            <text:p>7</text:p>
          </table:table-cell>
          <table:table-cell table:number-columns-repeated="407"/>
          <table:table-cell office:value-type="string" calcext:value-type="string">
            <text:p>https://image.shutterstock.com/image-photo/bitcoin-banner-header-gold-coin-260nw-712164634.jpg</text:p>
          </table:table-cell>
          <table:table-cell table:number-columns-repeated="151"/>
          <table:table-cell office:value-type="string" calcext:value-type="string">
            <text:p>https://lh3.googleusercontent.com/a-/AOh14GiO7-X71Mq59-DA4bHZiNWfPRwU7S734Sc97IhpKw=s600-k-no-rp-mo</text:p>
          </table:table-cell>
          <table:table-cell table:number-columns-repeated="14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219"/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float" office:value="1369" calcext:value-type="float">
            <text:p>1369</text:p>
          </table:table-cell>
          <table:table-cell table:style-name="ce3" office:value-type="string" calcext:value-type="string">
            <text:p>Lopegor's Guides and Tutorials</text:p>
          </table:table-cell>
          <table:table-cell office:value-type="float" office:value="10" calcext:value-type="float">
            <text:p>10</text:p>
          </table:table-cell>
          <table:table-cell table:number-columns-repeated="397"/>
          <table:table-cell office:value-type="string" calcext:value-type="string">
            <text:p>https://i.ibb.co/48PggK5/photo-1532009877282-3340270e0529.jpg</text:p>
          </table:table-cell>
          <table:table-cell table:number-columns-repeated="184"/>
          <table:table-cell office:value-type="string" calcext:value-type="string">
            <text:p>https://i.ibb.co/2WQ9tX3/jose-luis-sanchez-pereyra-U6-HOr6-CPSA-unsplash.jpg</text:p>
          </table:table-cell>
          <table:table-cell table:number-columns-repeated="169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3" calcext:value-type="float">
            <text:p>1663</text:p>
          </table:table-cell>
          <table:table-cell office:value-type="float" office:value="600" calcext:value-type="float">
            <text:p>600</text:p>
          </table:table-cell>
          <table:table-cell table:style-name="ce3" office:value-type="string" calcext:value-type="string">
            <text:p>nikolaevichdm</text:p>
          </table:table-cell>
          <table:table-cell office:value-type="float" office:value="1" calcext:value-type="float">
            <text:p>1</text:p>
          </table:table-cell>
          <table:table-cell office:value-type="float" office:value="1668" calcext:value-type="float">
            <text:p>1668</text:p>
          </table:table-cell>
          <table:table-cell table:number-columns-repeated="414"/>
          <table:table-cell office:value-type="string" calcext:value-type="string">
            <text:p>https://a.radikal.ru/a33/2104/33/d7e9fcc4f09c.jpg</text:p>
          </table:table-cell>
          <table:table-cell table:number-columns-repeated="196"/>
          <table:table-cell office:value-type="string" calcext:value-type="string">
            <text:p>https://a.radikal.ru/a09/2104/b1/d1f01d4490ad.jpg</text:p>
          </table:table-cell>
          <table:table-cell table:number-columns-repeated="19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4" calcext:value-type="float">
            <text:p>1694</text:p>
          </table:table-cell>
          <table:table-cell office:value-type="float" office:value="1989" calcext:value-type="float">
            <text:p>1989</text:p>
          </table:table-cell>
          <table:table-cell table:style-name="ce3" office:value-type="string" calcext:value-type="string">
            <text:p>2them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99, 1969</text:p>
          </table:table-cell>
          <table:table-cell table:number-columns-repeated="421"/>
          <table:table-cell office:value-type="string" calcext:value-type="string">
            <text:p>https://img5.goodfon.ru/wallpaper/nbig/0/58/abstraktsiia-rendering-dva-litsa-muzhchina-i-zhenshchina-fan.jpg</text:p>
          </table:table-cell>
          <table:table-cell table:number-columns-repeated="137"/>
          <table:table-cell office:value-type="string" calcext:value-type="string">
            <text:p>https://encrypted-tbn0.gstatic.com/images?q=tbn:ANd9GcRGBP52YZJhr9SeWf5vMG79m8iEq9Y7I1E4D-1aTNzx6zJwBh1qbp29px-rDC5DzRlj__I&amp;usqp=CAU</text:p>
          </table:table-cell>
          <table:table-cell table:number-columns-repeated="113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Joystream Offic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05, 1710, 1715, 1720, 1725, 1730, 1735, 2861. 3019, 3085</text:p>
          </table:table-cell>
          <table:table-cell office:value-type="string" calcext:value-type="string">
            <text:p>JS</text:p>
          </table:table-cell>
          <table:table-cell table:number-columns-repeated="358"/>
          <table:table-cell office:value-type="string" calcext:value-type="string">
            <text:p>https://eu-central-1.linodeobjects.com/joystream/joystreamchannelcover.png</text:p>
          </table:table-cell>
          <table:table-cell table:number-columns-repeated="171"/>
          <table:table-cell office:value-type="string" calcext:value-type="string">
            <text:p>https://eu-central-1.linodeobjects.com/joystream/joystreamavatar.png</text:p>
          </table:table-cell>
          <table:table-cell table:number-columns-repeated="177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15"/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float" office:value="1497" calcext:value-type="float">
            <text:p>1497</text:p>
          </table:table-cell>
          <table:table-cell table:style-name="ce3" office:value-type="string" calcext:value-type="string">
            <text:p>WasabiHub</text:p>
          </table:table-cell>
          <table:table-cell office:value-type="float" office:value="3" calcext:value-type="float">
            <text:p>3</text:p>
          </table:table-cell>
          <table:table-cell table:number-columns-repeated="432"/>
          <table:table-cell office:value-type="string" calcext:value-type="string">
            <text:p>https://pbs.twimg.com/profile_banners/740991621261590529/1505112660/1500x500</text:p>
          </table:table-cell>
          <table:table-cell table:number-columns-repeated="169"/>
          <table:table-cell office:value-type="string" calcext:value-type="string">
            <text:p>https://i.imgur.com/1JG0t3t.jpg</text:p>
          </table:table-cell>
          <table:table-cell table:number-columns-repeated="214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07"/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float" office:value="1414" calcext:value-type="float">
            <text:p>1414</text:p>
          </table:table-cell>
          <table:table-cell table:style-name="ce3" office:value-type="string" calcext:value-type="string">
            <text:p>Bobbeng's channel</text:p>
          </table:table-cell>
          <table:table-cell office:value-type="float" office:value="3" calcext:value-type="float">
            <text:p>3</text:p>
          </table:table-cell>
          <table:table-cell table:number-columns-repeated="413"/>
          <table:table-cell office:value-type="string" calcext:value-type="string">
            <text:p>https://memax.club/wp-content/uploads/2019/05/55-176.jpg</text:p>
          </table:table-cell>
          <table:table-cell table:number-columns-repeated="189"/>
          <table:table-cell office:value-type="string" calcext:value-type="string">
            <text:p>https://kakoy-smysl.ru/wp-content/uploads/2020/02/grus-kart-so-sm-1-870x400.jpg</text:p>
          </table:table-cell>
          <table:table-cell table:number-columns-repeated="16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54"/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office:value-type="float" office:value="1843" calcext:value-type="float">
            <text:p>1843</text:p>
          </table:table-cell>
          <table:table-cell table:style-name="ce3" office:value-type="string" calcext:value-type="string">
            <text:p>spat_sochi</text:p>
          </table:table-cell>
          <table:table-cell office:value-type="float" office:value="6" calcext:value-type="float">
            <text:p>6</text:p>
          </table:table-cell>
          <table:table-cell table:number-columns-repeated="417"/>
          <table:table-cell office:value-type="string" calcext:value-type="string">
            <text:p>https://kavcomment.ru/wp-content/uploads/2020/08/4960.jpg</text:p>
          </table:table-cell>
          <table:table-cell table:number-columns-repeated="188"/>
          <table:table-cell office:value-type="string" calcext:value-type="string">
            <text:p>https://pbs.twimg.com/profile_images/1381334033410498563/CiwaMEzi_400x400.jpg</text:p>
          </table:table-cell>
          <table:table-cell table:number-columns-repeated="168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9" calcext:value-type="float">
            <text:p>1759</text:p>
          </table:table-cell>
          <table:table-cell office:value-type="float" office:value="2019" calcext:value-type="float">
            <text:p>2019</text:p>
          </table:table-cell>
          <table:table-cell table:style-name="ce3" office:value-type="string" calcext:value-type="string">
            <text:p>pineapple</text:p>
          </table:table-cell>
          <table:table-cell office:value-type="float" office:value="1" calcext:value-type="float">
            <text:p>1</text:p>
          </table:table-cell>
          <table:table-cell office:value-type="float" office:value="1764" calcext:value-type="float">
            <text:p>1764</text:p>
          </table:table-cell>
          <table:table-cell table:number-columns-repeated="420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https://d2d8wwwkmhfcva.cloudfront.net/800x/d2lnr5mha7bycj.cloudfront.net/product-image/file/large_0b432212-1e7a-4525-a632-d67f6df60485.jpg</text:p>
          </table:table-cell>
          <table:table-cell table:number-columns-repeated="107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0" calcext:value-type="float">
            <text:p>1830</text:p>
          </table:table-cell>
          <table:table-cell office:value-type="float" office:value="736" calcext:value-type="float">
            <text:p>736</text:p>
          </table:table-cell>
          <table:table-cell table:style-name="ce3" office:value-type="string" calcext:value-type="string">
            <text:p>Views</text:p>
          </table:table-cell>
          <table:table-cell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table:number-columns-repeated="426"/>
          <table:table-cell office:value-type="string" calcext:value-type="string">
            <text:p>https://sun9-34.userapi.com/impg/AwcY1bSJ9xWaWtTLifGvhXyp2O1BE8zU5J3JdQ/BmzIvBLQzUM.jpg?size=200x200&amp;quality=96&amp;sign=f571f9d32671752f70ee9fd136240918&amp;type=album</text:p>
          </table:table-cell>
          <table:table-cell table:number-columns-repeated="85"/>
          <table:table-cell office:value-type="string" calcext:value-type="string">
            <text:p>https://sun9-34.userapi.com/impg/AwcY1bSJ9xWaWtTLifGvhXyp2O1BE8zU5J3JdQ/BmzIvBLQzUM.jpg?size=200x200&amp;quality=96&amp;sign=f571f9d32671752f70ee9fd136240918&amp;type=album</text:p>
          </table:table-cell>
          <table:table-cell table:number-columns-repeated="85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325"/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float" office:value="1173" calcext:value-type="float">
            <text:p>1173</text:p>
          </table:table-cell>
          <table:table-cell table:style-name="ce3" office:value-type="string" calcext:value-type="string">
            <text:p>NFT</text:p>
          </table:table-cell>
          <table:table-cell office:value-type="float" office:value="14" calcext:value-type="float">
            <text:p>14</text:p>
          </table:table-cell>
          <table:table-cell table:number-columns-repeated="395"/>
          <table:table-cell office:value-type="string" calcext:value-type="string">
            <text:p>https://i.ibb.co/k02JpLm/02-B8w-Hk9ho-L3h-X3p-NNpv40-L-1-1614889382-fit-lim.jpg</text:p>
          </table:table-cell>
          <table:table-cell table:number-columns-repeated="166"/>
          <table:table-cell office:value-type="string" calcext:value-type="string">
            <text:p>https://i.ibb.co/vc63ybt/nft.jpg</text:p>
          </table:table-cell>
          <table:table-cell table:number-columns-repeated="213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7" calcext:value-type="float">
            <text:p>1877</text:p>
          </table:table-cell>
          <table:table-cell office:value-type="float" office:value="1521" calcext:value-type="float">
            <text:p>1521</text:p>
          </table:table-cell>
          <table:table-cell table:style-name="ce3" office:value-type="string" calcext:value-type="string">
            <text:p>arsstep's memories</text:p>
          </table:table-cell>
          <table:table-cell office:value-type="float" office:value="1" calcext:value-type="float">
            <text:p>1</text:p>
          </table:table-cell>
          <table:table-cell office:value-type="float" office:value="1882" calcext:value-type="float">
            <text:p>1882</text:p>
          </table:table-cell>
          <table:table-cell table:number-columns-repeated="402"/>
          <table:table-cell office:value-type="string" calcext:value-type="string">
            <text:p>https://sun9-63.userapi.com/impg/hzFeavJRjCQqer1TKp8pj9rq4-KfjPKYDismxg/AAPFuNa5qKk.jpg?size=1920x1440&amp;quality=96&amp;sign=072412e2af62b60b97faa39bbbc81c9c&amp;type=album</text:p>
          </table:table-cell>
          <table:table-cell table:number-columns-repeated="83"/>
          <table:table-cell office:value-type="string" calcext:value-type="string">
            <text:p>https://sun9-62.userapi.com/impg/TWKZFzziS_FPSzZC9OCGxzQvaVrhkTQtHICczw/ZT7nCP0lqP0.jpg?size=2560x1707&amp;quality=96&amp;sign=90236ef117acdda2b0bb01df296bbe92&amp;type=album</text:p>
          </table:table-cell>
          <table:table-cell table:number-columns-repeated="83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54"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1173" calcext:value-type="float">
            <text:p>1173</text:p>
          </table:table-cell>
          <table:table-cell table:style-name="ce3" office:value-type="string" calcext:value-type="string">
            <text:p>The Joy of Fishing</text:p>
          </table:table-cell>
          <table:table-cell office:value-type="float" office:value="20" calcext:value-type="float">
            <text:p>20</text:p>
          </table:table-cell>
          <table:table-cell table:number-columns-repeated="368"/>
          <table:table-cell office:value-type="string" calcext:value-type="string">
            <text:p>https://i.ibb.co/tJNW2kQ/fishing-1572408-1920.jpg</text:p>
          </table:table-cell>
          <table:table-cell table:number-columns-repeated="196"/>
          <table:table-cell office:value-type="string" calcext:value-type="string">
            <text:p>https://i.ibb.co/qds4vhT/fishing-4933219-960-720.jpg</text:p>
          </table:table-cell>
          <table:table-cell table:number-columns-repeated="193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65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1173" calcext:value-type="float">
            <text:p>1173</text:p>
          </table:table-cell>
          <table:table-cell table:style-name="ce3" office:value-type="string" calcext:value-type="string">
            <text:p>Crypto Haven</text:p>
          </table:table-cell>
          <table:table-cell office:value-type="float" office:value="13" calcext:value-type="float">
            <text:p>13</text:p>
          </table:table-cell>
          <table:table-cell table:number-columns-repeated="348"/>
          <table:table-cell office:value-type="string" calcext:value-type="string">
            <text:p>https://i.ibb.co/mzdb2ML/bitcoin-3411309-1920.jpg</text:p>
          </table:table-cell>
          <table:table-cell table:number-columns-repeated="196"/>
          <table:table-cell office:value-type="string" calcext:value-type="string">
            <text:p>https://i.ibb.co/8BgZxrZ/bitcoin-3132574-1920.jpg</text:p>
          </table:table-cell>
          <table:table-cell table:number-columns-repeated="19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790" calcext:value-type="float">
            <text:p>790</text:p>
          </table:table-cell>
          <table:table-cell table:style-name="ce3" office:value-type="string" calcext:value-type="string">
            <text:p>ururu</text:p>
          </table:table-cell>
          <table:table-cell office:value-type="float" office:value="0" calcext:value-type="float">
            <text:p>0</text:p>
          </table:table-cell>
          <table:table-cell table:number-columns-repeated="4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572" calcext:value-type="float">
            <text:p>572</text:p>
          </table:table-cell>
          <table:table-cell table:style-name="ce3" office:value-type="string" calcext:value-type="string">
            <text:p><text:s/>Debakus Design <text:s/></text:p>
          </table:table-cell>
          <table:table-cell office:value-type="float" office:value="3" calcext:value-type="float">
            <text:p>3</text:p>
          </table:table-cell>
          <table:table-cell table:number-columns-repeated="416"/>
          <table:table-cell office:value-type="string" calcext:value-type="string">
            <text:p>https://i.imgur.com/xvNryp9.jpg</text:p>
          </table:table-cell>
          <table:table-cell table:number-columns-repeated="214"/>
          <table:table-cell office:value-type="string" calcext:value-type="string">
            <text:p>https://i.imgur.com/vn4Xwtf.png</text:p>
          </table:table-cell>
          <table:table-cell table:number-columns-repeated="214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362" calcext:value-type="float">
            <text:p>1362</text:p>
          </table:table-cell>
          <table:table-cell table:style-name="ce3" office:value-type="string" calcext:value-type="string">
            <text:p>FOMOSAPIENS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13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071" calcext:value-type="float">
            <text:p>2071</text:p>
          </table:table-cell>
          <table:table-cell table:style-name="ce3" office:value-type="string" calcext:value-type="string">
            <text:p>lapidoss</text:p>
          </table:table-cell>
          <table:table-cell office:value-type="float" office:value="0" calcext:value-type="float">
            <text:p>0</text:p>
          </table:table-cell>
          <table:table-cell table:number-columns-repeated="423"/>
          <table:table-cell office:value-type="string" calcext:value-type="string">
            <text:p>https://scontent.fiev24-1.fna.fbcdn.net/v/t1.6435-9/117336065_644895819461823_2645399457599708780_n.jpg?_nc_cat=110&amp;ccb=1-3&amp;_nc_sid=e3f864&amp;_nc_ohc=9rtHbZYGGJkAX_36mR0&amp;_nc_ht=scontent.fiev24-1.fna&amp;oh=3f4f240ff97917c74eadd297e7c00682&amp;oe=60BEA7BC</text:p>
          </table:table-cell>
          <table:table-cell table:number-columns-repeated="2"/>
          <table:table-cell office:value-type="string" calcext:value-type="string">
            <text:p>https://scontent.fiev24-1.fna.fbcdn.net/v/t1.6435-9/117291811_644881212796617_3759532437136757358_n.png?_nc_cat=108&amp;ccb=1-3&amp;_nc_sid=09cbfe&amp;_nc_ohc=rYxrgaRQJowAX8lLvpP&amp;_nc_ht=scontent.fiev24-1.fna&amp;oh=ee9c62128811195cb24e856dd969cb32&amp;oe=60BBD18B</text:p>
          </table:table-cell>
          <table:table-cell table:number-columns-repeated="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49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1747" calcext:value-type="float">
            <text:p>1747</text:p>
          </table:table-cell>
          <table:table-cell table:style-name="ce3" office:value-type="string" calcext:value-type="string">
            <text:p>Vagif</text:p>
          </table:table-cell>
          <table:table-cell office:value-type="float" office:value="8" calcext:value-type="float">
            <text:p>8</text:p>
          </table:table-cell>
          <table:table-cell table:number-columns-repeated="410"/>
          <table:table-cell office:value-type="string" calcext:value-type="string">
            <text:p>https://sun9-23.userapi.com/impg/aPF0ZQKVf2B_xr_ycGqXD59IYD5lHfO9VBExOw/pw_X125MQF8.jpg?size=1919x505&amp;quality=96&amp;sign=309bbaaf5e5fdfd266a5808a64b02646&amp;type=album</text:p>
          </table:table-cell>
          <table:table-cell table:number-columns-repeated="84"/>
          <table:table-cell office:value-type="string" calcext:value-type="string">
            <text:p>https://sun9-7.userapi.com/impg/DvcJZldDl8GBegckgWyYdPReJrcjVjl2jhtxQg/3-y8PKYwJpM.jpg?size=1000x1000&amp;quality=96&amp;sign=caa9991886adb0b92735d9ab6c916ef4&amp;type=album</text:p>
          </table:table-cell>
          <table:table-cell table:number-columns-repeated="84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345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173" calcext:value-type="float">
            <text:p>1173</text:p>
          </table:table-cell>
          <table:table-cell table:style-name="ce3" office:value-type="string" calcext:value-type="string">
            <text:p>POKHVA</text:p>
          </table:table-cell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8" calcext:value-type="float">
            <text:p>2078</text:p>
          </table:table-cell>
          <table:table-cell office:value-type="float" office:value="1524" calcext:value-type="float">
            <text:p>1524</text:p>
          </table:table-cell>
          <table:table-cell table:style-name="ce3" office:value-type="string" calcext:value-type="string">
            <text:p>SegaMega</text:p>
          </table:table-cell>
          <table:table-cell office:value-type="float" office:value="0" calcext:value-type="float">
            <text:p>0</text:p>
          </table:table-cell>
          <table:table-cell table:number-columns-repeated="408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4" calcext:value-type="float">
            <text:p>2094</text:p>
          </table:table-cell>
          <table:table-cell office:value-type="float" office:value="525" calcext:value-type="float">
            <text:p>525</text:p>
          </table:table-cell>
          <table:table-cell table:style-name="ce4" office:value-type="string" calcext:value-type="string">
            <text:p>Open Content</text:p>
          </table:table-cell>
          <table:table-cell office:value-type="float" office:value="0" calcext:value-type="float">
            <text:p>0</text:p>
          </table:table-cell>
          <table:table-cell table:number-columns-repeated="393"/>
          <table:table-cell office:value-type="string" calcext:value-type="string">
            <text:p>https://upload.wikimedia.org/wikipedia/commons/thumb/4/45/Glider.svg/1920px-Glider.svg.png</text:p>
          </table:table-cell>
          <table:table-cell table:number-columns-repeated="155"/>
          <table:table-cell office:value-type="string" calcext:value-type="string">
            <text:p>https://www.floornature.com/media/photos/1/14187/01_relativita_full.jpg</text:p>
          </table:table-cell>
          <table:table-cell table:number-columns-repeated="174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00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2053" calcext:value-type="float">
            <text:p>2053</text:p>
          </table:table-cell>
          <table:table-cell table:style-name="ce3" office:value-type="string" calcext:value-type="string">
            <text:p>3Drops</text:p>
          </table:table-cell>
          <table:table-cell office:value-type="float" office:value="6" calcext:value-type="float">
            <text:p>6</text:p>
          </table:table-cell>
          <table:table-cell table:number-columns-repeated="312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https://i.postimg.cc/MHfZVN0g/2021-04-29-00-04-58.jpg</text:p>
          </table:table-cell>
          <table:table-cell table:number-columns-repeated="19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82"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2109" calcext:value-type="float">
            <text:p>2109</text:p>
          </table:table-cell>
          <table:table-cell table:style-name="ce5" office:value-type="string" calcext:value-type="string">
            <text:p>b4 prod.</text:p>
          </table:table-cell>
          <table:table-cell office:value-type="float" office:value="8" calcext:value-type="float">
            <text:p>8</text:p>
          </table:table-cell>
          <table:table-cell table:number-columns-repeated="347"/>
          <table:table-cell office:value-type="string" calcext:value-type="string">
            <text:p>https://sun9-17.userapi.com/c636230/v636230952/2fb3a/dIh6X9nXwE4.jpg</text:p>
          </table:table-cell>
          <table:table-cell table:number-columns-repeated="177"/>
          <table:table-cell office:value-type="string" calcext:value-type="string">
            <text:p>https://sun9-50.userapi.com/impg/c858236/v858236930/1fd8ce/ieWCwIiGLvk.jpg?size=959x959&amp;quality=96&amp;sign=08da6270b61ec8a13239d52112d1e8c8&amp;type=album</text:p>
          </table:table-cell>
          <table:table-cell table:number-columns-repeated="98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3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2126" calcext:value-type="float">
            <text:p>2126</text:p>
          </table:table-cell>
          <table:table-cell table:style-name="ce4" office:value-type="string" calcext:value-type="string">
            <text:p>Awesome CUBE</text:p>
          </table:table-cell>
          <table:table-cell office:value-type="float" office:value="0" calcext:value-type="float">
            <text:p>0</text:p>
          </table:table-cell>
          <table:table-cell table:number-columns-repeated="384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3" calcext:value-type="float">
            <text:p>2133</text:p>
          </table:table-cell>
          <table:table-cell office:value-type="float" office:value="2126" calcext:value-type="float">
            <text:p>2126</text:p>
          </table:table-cell>
          <table:table-cell table:style-name="ce3" office:value-type="string" calcext:value-type="string">
            <text:p>CUBE</text:p>
          </table:table-cell>
          <table:table-cell office:value-type="float" office:value="1" calcext:value-type="float">
            <text:p>1</text:p>
          </table:table-cell>
          <table:table-cell office:value-type="float" office:value="2138" calcext:value-type="float">
            <text:p>2138</text:p>
          </table:table-cell>
          <table:table-cell table:number-columns-repeated="390"/>
          <table:table-cell office:value-type="string" calcext:value-type="string">
            <text:p>https://i.ibb.co/ZM7NWXd/PHt.jpg</text:p>
          </table:table-cell>
          <table:table-cell table:number-columns-repeated="213"/>
          <table:table-cell office:value-type="string" calcext:value-type="string">
            <text:p>https://i.ibb.co/gVT5MMz/1.jpg</text:p>
          </table:table-cell>
          <table:table-cell table:number-columns-repeated="215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9" calcext:value-type="float">
            <text:p>2139</text:p>
          </table:table-cell>
          <table:table-cell office:value-type="float" office:value="1988" calcext:value-type="float">
            <text:p>1988</text:p>
          </table:table-cell>
          <table:table-cell table:style-name="ce3" office:value-type="string" calcext:value-type="string">
            <text:p>CryptoGa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82, 2187, 2197</text:p>
          </table:table-cell>
          <table:table-cell table:number-columns-repeated="374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c</text:p>
          </table:table-cell>
          <table:table-cell table:number-columns-repeated="244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0" calcext:value-type="float">
            <text:p>2140</text:p>
          </table:table-cell>
          <table:table-cell office:value-type="float" office:value="1027" calcext:value-type="float">
            <text:p>1027</text:p>
          </table:table-cell>
          <table:table-cell table:style-name="ce3" office:value-type="string" calcext:value-type="string">
            <text:p>STAV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6, 2557, 2587, 3034, 3130, 3135</text:p>
          </table:table-cell>
          <table:table-cell table:number-columns-repeated="420"/>
          <table:table-cell office:value-type="string" calcext:value-type="string">
            <text:p>https://i.mycdn.me/i?r=AyH4iRPQ2q0otWIFepML2LxR0J85EkSPzjH9U7jycVqjJQ</text:p>
          </table:table-cell>
          <table:table-cell table:number-columns-repeated="176"/>
          <table:table-cell office:value-type="string" calcext:value-type="string">
            <text:p>https://i.mycdn.me/i?r=AyH4iRPQ2q0otWIFepML2LxRYDj44JFlSwrwB7_qb_dJdw</text:p>
          </table:table-cell>
          <table:table-cell table:number-columns-repeated="17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77" calcext:value-type="float">
            <text:p>2177</text:p>
          </table:table-cell>
          <table:table-cell office:value-type="float" office:value="2100" calcext:value-type="float">
            <text:p>2100</text:p>
          </table:table-cell>
          <table:table-cell table:style-name="ce3" office:value-type="string" calcext:value-type="string">
            <text:p>Meskalin</text:p>
          </table:table-cell>
          <table:table-cell office:value-type="float" office:value="0" calcext:value-type="float">
            <text:p>0</text:p>
          </table:table-cell>
          <table:table-cell table:number-columns-repeated="40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office:value-type="float" office:value="1578" calcext:value-type="float">
            <text:p>1578</text:p>
          </table:table-cell>
          <table:table-cell table:style-name="ce3" office:value-type="string" calcext:value-type="string">
            <text:p>Classic TV Ad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90"/>
          <table:table-cell office:value-type="string" calcext:value-type="string">
            <text:p>https://thetoihouse.com/wp-content/uploads/2015/09/mad-men-silhouette-2.jpg</text:p>
          </table:table-cell>
          <table:table-cell table:number-columns-repeated="170"/>
          <table:table-cell office:value-type="string" calcext:value-type="string">
            <text:p>https://thetoihouse.com/wp-content/uploads/2015/09/mad-men-silhouette-2.jpg</text:p>
          </table:table-cell>
          <table:table-cell table:number-columns-repeated="170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93"/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office:value-type="float" office:value="1578" calcext:value-type="float">
            <text:p>1578</text:p>
          </table:table-cell>
          <table:table-cell table:style-name="ce3" office:value-type="string" calcext:value-type="string">
            <text:p>Open License Animated Movies</text:p>
          </table:table-cell>
          <table:table-cell office:value-type="float" office:value="28" calcext:value-type="float">
            <text:p>28</text:p>
          </table:table-cell>
          <table:table-cell table:number-columns-repeated="282"/>
          <table:table-cell office:value-type="string" calcext:value-type="string">
            <text:p>https://www.africanvibes.com/wp-content/uploads/2020/12/LBMM.jpg</text:p>
          </table:table-cell>
          <table:table-cell table:number-columns-repeated="181"/>
          <table:table-cell office:value-type="string" calcext:value-type="string">
            <text:p>https://www.africanvibes.com/wp-content/uploads/2020/12/LBMM.jpg</text:p>
          </table:table-cell>
          <table:table-cell table:number-columns-repeated="181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79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float" office:value="1578" calcext:value-type="float">
            <text:p>1578</text:p>
          </table:table-cell>
          <table:table-cell table:style-name="ce3" office:value-type="string" calcext:value-type="string">
            <text:p>Classic Movies</text:p>
          </table:table-cell>
          <table:table-cell office:value-type="float" office:value="12" calcext:value-type="float">
            <text:p>12</text:p>
          </table:table-cell>
          <table:table-cell table:number-columns-repeated="379"/>
          <table:table-cell office:value-type="string" calcext:value-type="string">
            <text:p>https://thefilmstage.com/wp-content/uploads/2016/02/The-Maltese-Falcon.jpg</text:p>
          </table:table-cell>
          <table:table-cell table:number-columns-repeated="171"/>
          <table:table-cell office:value-type="string" calcext:value-type="string">
            <text:p>https://external-content.duckduckgo.com/iu/?u=https%3A%2F%2Ftse2.mm.bing.net%2Fth%3Fid%3DOIP.BN3sh27HibdxG2vOVEwZEAHaEK%26pid%3DApi&amp;f=1</text:p>
          </table:table-cell>
          <table:table-cell table:number-columns-repeated="110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6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291" calcext:value-type="float">
            <text:p>2291</text:p>
          </table:table-cell>
          <table:table-cell office:value-type="float" office:value="2130" calcext:value-type="float">
            <text:p>2130</text:p>
          </table:table-cell>
          <table:table-cell table:style-name="ce3" office:value-type="string" calcext:value-type="string">
            <text:p>Max Stuck</text:p>
          </table:table-cell>
          <table:table-cell table:style-name="ce8" office:value-type="float" office:value="84" calcext:value-type="float">
            <text:p>84</text:p>
          </table:table-cell>
          <table:table-cell table:style-name="ce11" office:value-type="string" calcext:value-type="string">
            <text:p>2296, 2386, 2391, 2396, 2401, 2491, 2496, 2501, 2506, 2511, 2638, 2643, 2648, 2653, 3278, 3273, 3268, 3263, 3258, 3253, 3248, 3243, 3238, 3228, 3222, 3217, 3212, 3207, 3202, 3197, 3192, 3187, 3182, 3177, 3172, 3167, 3162, 3157, 2952, 2947, 2942, 2937, 2932, 2927, 2922, 2917, 2912, 2907, 2902, 2902, 2897, 2892, 2887, 2882, 2877, 2872,</text:p>
            <text:p>2867, 2843, 2838, 2833, 2828, 2823, 2813, 2808, 2803, 2798, 2793, 2788, 2783, 2778,</text:p>
            <text:p>2768, 2763, 2758, 2753, 2723, 2718, 2713, 2698, 2693, 2683</text:p>
          </table:table-cell>
          <table:table-cell table:number-columns-repeated="386"/>
          <table:table-cell office:value-type="string" calcext:value-type="string">
            <text:p>https://agrarii.com/wp-content/uploads/2019/09/unikalnye-risovye-terrasy-bali-o-kotoryh-zabotitsya-oon.jpg</text:p>
          </table:table-cell>
          <table:table-cell table:number-columns-repeated="139"/>
          <table:table-cell office:value-type="string" calcext:value-type="string">
            <text:p>https://yt3.ggpht.com/ytc/AAUvwni2QM_DFax5eA7q1NBUtKeyPd-mtbwALWZZE5Qg=s900-c-k-c0x00ffffff-no-rj</text:p>
          </table:table-cell>
          <table:table-cell table:number-columns-repeated="148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office:value-type="float" office:value="2040" calcext:value-type="float">
            <text:p>2040</text:p>
          </table:table-cell>
          <table:table-cell table:style-name="ce3" office:value-type="string" calcext:value-type="string">
            <text:p>PutZone</text:p>
          </table:table-cell>
          <table:table-cell office:value-type="float" office:value="1" calcext:value-type="float">
            <text:p>1</text:p>
          </table:table-cell>
          <table:table-cell table:number-columns-repeated="423"/>
          <table:table-cell office:value-type="string" calcext:value-type="string">
            <text:p>https://www.publicdomainpictures.net/pictures/40000/velka/tree-1367765553la1.jpg</text:p>
          </table:table-cell>
          <table:table-cell table:number-columns-repeated="165"/>
          <table:table-cell office:value-type="string" calcext:value-type="string">
            <text:p>https://cdn.akamai.steamstatic.com/steamcommunity/public/images/avatars/65/656c48684987c303280b67b341cdf735c3fba770_full.jpg</text:p>
          </table:table-cell>
          <table:table-cell table:number-columns-repeated="121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13"/>
        </table:table-row>
        <table:table-row table:style-name="ro1">
          <table:table-cell/>
          <table:table-cell office:value-type="float" office:value="2628" calcext:value-type="float">
            <text:p>2628</text:p>
          </table:table-cell>
          <table:table-cell office:value-type="float" office:value="2156" calcext:value-type="float">
            <text:p>2156</text:p>
          </table:table-cell>
          <table:table-cell table:style-name="ce3" office:value-type="string" calcext:value-type="string">
            <text:p>kirillmagicpie</text:p>
          </table:table-cell>
          <table:table-cell office:value-type="float" office:value="1" calcext:value-type="float">
            <text:p>1</text:p>
          </table:table-cell>
          <table:table-cell table:number-columns-repeated="40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 office:value-type="float" office:value="2116" calcext:value-type="float">
            <text:p>2116</text:p>
          </table:table-cell>
          <table:table-cell table:style-name="ce3" office:value-type="string" calcext:value-type="string">
            <text:p>max2021</text:p>
          </table:table-cell>
          <table:table-cell office:value-type="float" office:value="0" calcext:value-type="float">
            <text:p>0</text:p>
          </table:table-cell>
          <table:table-cell table:number-columns-repeated="435"/>
          <table:table-cell office:value-type="string" calcext:value-type="string">
            <text:p>D:\Registrations\joystream\111.png</text:p>
          </table:table-cell>
          <table:table-cell table:number-columns-repeated="211"/>
          <table:table-cell office:value-type="string" calcext:value-type="string">
            <text:p>D:\Registrations\joystream\111.png</text:p>
          </table:table-cell>
          <table:table-cell table:number-columns-repeated="211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true" calcext:value-type="boolean">
            <text:p>TRUE</text:p>
          </table:table-cell>
          <table:table-cell table:number-columns-repeated="8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64"/>
        </table:table-row>
        <table:table-row table:style-name="ro5">
          <table:table-cell/>
          <table:table-cell office:value-type="float" office:value="2862" calcext:value-type="float">
            <text:p>2862</text:p>
          </table:table-cell>
          <table:table-cell office:value-type="float" office:value="2154" calcext:value-type="float">
            <text:p>2154</text:p>
          </table:table-cell>
          <table:table-cell table:style-name="ce6" office:value-type="string" calcext:value-type="string">
            <text:p><text:span text:style-name="T1">News JS</text:span>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397"/>
          <table:table-cell office:value-type="string" calcext:value-type="string">
            <text:p>https://b.radikal.ru/b36/2105/93/14ef89b2e2c4.png</text:p>
          </table:table-cell>
          <table:table-cell table:number-columns-repeated="196"/>
          <table:table-cell office:value-type="string" calcext:value-type="string">
            <text:p>https://c.radikal.ru/c36/2105/b4/32a4b35febfd.png</text:p>
          </table:table-cell>
          <table:table-cell table:number-columns-repeated="19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true" calcext:value-type="boolean">
            <text:p>TRUE</text:p>
          </table:table-cell>
          <table:table-cell table:number-columns-repeated="8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31"/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office:value-type="float" office:value="2174" calcext:value-type="float">
            <text:p>2174</text:p>
          </table:table-cell>
          <table:table-cell table:style-name="ce3" office:value-type="string" calcext:value-type="string">
            <text:p>Alekjoy</text:p>
          </table:table-cell>
          <table:table-cell office:value-type="float" office:value="1" calcext:value-type="float">
            <text:p>1</text:p>
          </table:table-cell>
          <table:table-cell table:number-columns-repeated="432"/>
          <table:table-cell office:value-type="string" calcext:value-type="string">
            <text:p>https://i.pinimg.com/originals/d1/d5/37/d1d537dc25d42b824598a30f2aa0427c.jpg</text:p>
          </table:table-cell>
          <table:table-cell table:number-columns-repeated="169"/>
          <table:table-cell office:value-type="string" calcext:value-type="string">
            <text:p>https://cdnb.artstation.com/p/assets/images/images/017/319/417/large/aliaksandr-tkachenko-8.jpg?1555491980</text:p>
          </table:table-cell>
          <table:table-cell table:number-columns-repeated="139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182"/>
        </table:table-row>
        <table:table-row table:style-name="ro1">
          <table:table-cell/>
          <table:table-cell office:value-type="float" office:value="2964" calcext:value-type="float">
            <text:p>2964</text:p>
          </table:table-cell>
          <table:table-cell office:value-type="float" office:value="2182" calcext:value-type="float">
            <text:p>2182</text:p>
          </table:table-cell>
          <table:table-cell table:style-name="ce3" office:value-type="string" calcext:value-type="string">
            <text:p>Levi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25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41" calcext:value-type="float">
            <text:p>3141</text:p>
          </table:table-cell>
          <table:table-cell office:value-type="float" office:value="1737" calcext:value-type="float">
            <text:p>1737</text:p>
          </table:table-cell>
          <table:table-cell table:style-name="ce3" office:value-type="string" calcext:value-type="string">
            <text:p>Our Planet Earth</text:p>
          </table:table-cell>
          <table:table-cell office:value-type="float" office:value="0" calcext:value-type="float">
            <text:p>0</text:p>
          </table:table-cell>
          <table:table-cell table:number-columns-repeated="409"/>
          <table:table-cell office:value-type="string" calcext:value-type="string">
            <text:p>yes</text:p>
          </table:table-cell>
          <table:table-cell table:number-columns-repeated="242"/>
          <table:table-cell office:value-type="string" calcext:value-type="string">
            <text:p>yes</text:p>
          </table:table-cell>
          <table:table-cell table:number-columns-repeated="24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142" calcext:value-type="float">
            <text:p>3142</text:p>
          </table:table-cell>
          <table:table-cell office:value-type="float" office:value="1737" calcext:value-type="float">
            <text:p>1737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table:style-name="ce13"/>
          <table:table-cell table:number-columns-repeated="896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string" calcext:value-type="string">
            <text:p>[not</text:p>
          </table:table-cell>
          <table:table-cell office:value-type="string" calcext:value-type="string">
            <text:p>set]</text:p>
          </table:table-cell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 office:value-type="float" office:value="2210" calcext:value-type="float">
            <text:p>2210</text:p>
          </table:table-cell>
          <table:table-cell table:style-name="ce3" office:value-type="string" calcext:value-type="string">
            <text:p>ChillOutZone</text:p>
          </table:table-cell>
          <table:table-cell office:value-type="float" office:value="1" calcext:value-type="float">
            <text:p>1</text:p>
          </table:table-cell>
          <table:table-cell table:number-columns-repeated="375"/>
          <table:table-cell office:value-type="string" calcext:value-type="string">
            <text:p>https://photos.app.goo.gl/nLq3EGeCeVwGSM6g9</text:p>
          </table:table-cell>
          <table:table-cell table:number-columns-repeated="202"/>
          <table:table-cell office:value-type="string" calcext:value-type="string">
            <text:p>https://photos.app.goo.gl/1sM3L4fVbsocJQp26</text:p>
          </table:table-cell>
          <table:table-cell table:number-columns-repeated="202"/>
          <table:table-cell table:style-name="ce13" office:value-type="boolean" office:boolean-value="true" calcext:value-type="boolean">
            <text:p>TRUE</text:p>
          </table:table-cell>
          <table:table-cell table:number-columns-repeated="6"/>
          <table:table-cell table:style-name="ce13" office:value-type="boolean" office:boolean-value="false" calcext:value-type="boolean">
            <text:p>FALSE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44"/>
        </table:table-row>
        <table:table-row table:style-name="ro1" table:number-rows-repeated="1048504">
          <table:table-cell table:number-columns-repeated="946"/>
        </table:table-row>
        <table:table-row table:style-name="ro1">
          <table:table-cell table:number-columns-repeated="94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8:42:06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7T02:49:39.332000000</meta:creation-date>
    <meta:generator>LibreOffice/6.4.4.2$Windows_X86_64 LibreOffice_project/3d775be2011f3886db32dfd395a6a6d1ca2630ff</meta:generator>
    <dc:date>2021-05-27T19:08:37.627000000</dc:date>
    <meta:editing-duration>PT1H8M40S</meta:editing-duration>
    <meta:editing-cycles>6</meta:editing-cycles>
    <meta:document-statistic meta:table-count="1" meta:cell-count="682" meta:object-count="0"/>
  </office:meta>
</office:document-meta>
</file>